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5cm"/>
    </style:style>
    <style:style style:name="gr2" style:family="graphic" style:parent-style-name="Standard_5f_1">
      <style:graphic-properties draw:stroke="none" svg:stroke-color="#000000" draw:fill="none" draw:fill-color="#ffffff" fo:min-height="8.85cm"/>
    </style:style>
    <style:style style:name="gr3" style:family="graphic" style:parent-style-name="Standard_5f_1">
      <style:graphic-properties draw:stroke="none" svg:stroke-color="#000000" draw:fill="none" draw:fill-color="#ffffff" fo:min-height="7.944cm"/>
    </style:style>
    <style:style style:name="gr4" style:family="graphic" style:parent-style-name="standard">
      <style:graphic-properties draw:stroke="none" draw:fill="none" fo:min-height="8.533cm"/>
    </style:style>
    <style:style style:name="gr5" style:family="graphic" style:parent-style-name="Standard_5f_1">
      <style:graphic-properties draw:stroke="none" draw:fill="none" fo:min-height="3.833cm"/>
    </style:style>
    <style:style style:name="gr6" style:family="graphic" style:parent-style-name="standard">
      <style:graphic-properties draw:stroke="none" draw:fill="none" fo:min-height="4.39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fo:font-weight="bold" style:font-weight-asian="bold" style:font-weight-complex="bold"/>
    </style:style>
    <style:style style:name="P4" style:family="paragraph">
      <loext:graphic-properties draw:fill="none"/>
      <style:text-properties fo:color="#000000" style:text-position="-33% 58%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P5" style:family="paragraph">
      <loext:graphic-properties draw:fill="none"/>
      <style:text-properties fo:font-size="16pt" style:font-size-asian="2pt" style:font-size-complex="2pt"/>
    </style:style>
    <style:style style:name="P6" style:family="paragraph">
      <loext:graphic-properties draw:fill="none"/>
    </style:style>
    <style:style style:name="T1" style:family="text">
      <style:text-properties fo:color="#ff8000" fo:font-weight="normal" style:font-weight-asian="normal" style:font-weight-complex="normal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8000"/>
    </style:style>
    <style:style style:name="T5" style:family="text">
      <style:text-properties fo:color="#ff8000" fo:font-size="18pt" style:font-size-asian="18pt" style:font-size-complex="18pt"/>
    </style:style>
    <style:style style:name="T6" style:family="text">
      <style:text-properties fo:color="#2a6099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2a6099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8000" fo:font-weight="bold" style:font-weight-asian="bold" style:font-weight-complex="bold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800080" fo:font-weight="bold" style:font-weight-asian="bold" style:font-weight-complex="bold"/>
    </style:style>
    <style:style style:name="T18" style:family="text">
      <style:text-properties fo:color="#ff8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19" style:family="text">
      <style:text-properties fo:color="#000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0" style:family="text">
      <style:text-properties fo:color="#2a6099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7" style:family="text">
      <style:text-properties fo:color="#80008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8" style:family="text">
      <style:text-properties fo:color="#00a933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9" style:family="text">
      <style:text-properties fo:color="#ff8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0" style:family="text">
      <style:text-properties fo:color="#000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1" style:family="text">
      <style:text-properties fo:color="#2a6099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2" style:family="text">
      <style:text-properties fo:color="#ff0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3" style:family="text">
      <style:text-properties fo:color="#80008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4" style:family="text">
      <style:text-properties fo:color="#ff0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5" style:family="text">
      <style:text-properties fo:color="#000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6" style:family="text">
      <style:text-properties fo:color="#2a6099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7" style:family="text">
      <style:text-properties fo:color="#80008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8" style:family="text">
      <style:text-properties fo:color="#ff8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9" style:family="text">
      <style:text-properties fo:color="#00a933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0" style:family="text">
      <style:text-properties fo:color="#000000" style:font-name="Liberation Sans2" fo:font-size="16pt" fo:font-style="normal" style:text-underline-style="solid" style:text-underline-width="auto" style:text-underline-color="font-color" fo:font-weight="normal" style:font-size-asian="2pt" style:font-style-asian="normal" style:font-weight-asian="normal" style:font-size-complex="2pt" style:font-style-complex="normal" style:font-weight-complex="normal"/>
    </style:style>
    <style:style style:name="T41" style:family="text">
      <style:text-properties fo:color="#ff0000" style:font-name="Liberation Sans2" fo:font-size="16pt" fo:font-style="normal" style:text-underline-style="none" fo:font-weight="normal" style:font-size-asian="2pt" style:font-weight-asian="normal" style:font-size-complex="2pt" style:font-weight-complex="normal"/>
    </style:style>
    <style:style style:name="T42" style:family="text">
      <style:text-properties fo:color="#000000" style:font-name="Liberation Sans2" fo:font-size="16pt" fo:font-style="normal" style:text-underline-style="solid" style:text-underline-width="auto" style:text-underline-color="font-color" fo:font-weight="normal" style:font-size-asian="2pt" style:font-style-asian="italic" style:font-weight-asian="normal" style:font-size-complex="2pt" style:font-style-complex="italic" style:font-weight-complex="normal"/>
    </style:style>
    <style:style style:name="T43" style:family="text">
      <style:text-properties fo:color="#000000" style:font-name="Liberation Sans2" fo:font-style="normal" fo:font-weight="normal" style:font-size-asian="2pt" style:font-weight-asian="normal" style:font-size-complex="2pt" style:font-weight-complex="normal"/>
    </style:style>
    <style:style style:name="T44" style:family="text">
      <style:text-properties fo:color="#000000" style:font-name="Liberation Sans2" fo:font-style="normal" style:text-underline-style="none" fo:font-weight="normal" style:font-size-asian="2pt" style:font-weight-asian="normal" style:font-size-complex="2pt" style:font-weight-complex="normal"/>
    </style:style>
    <style:style style:name="T45" style:family="text">
      <style:text-properties fo:color="#000000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6" style:family="text">
      <style:text-properties fo:color="#2a6099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7" style:family="text">
      <style:text-properties fo:color="#800080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8" style:family="text">
      <style:text-properties fo:color="#00a933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2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cm" svg:height="9.1cm" svg:x="4.3cm" svg:y="4cm">
          <draw:text-box>
            <text:p><text:span text:style-name="T1">public</text:span><text:span text:style-name="T2"> </text:span><text:span text:style-name="T3">class Test {</text:span></text:p>
            <text:p><text:span text:style-name="T3"/></text:p>
            <text:p><text:span text:style-name="T3"/></text:p>
            <text:p><text:span text:style-name="T3">}</text:span></text:p>
            <text:p><text:span text:style-name="T3"/></text:p>
            <text:p><text:span text:style-name="T4">orange: Zugangsmodifikato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2cm" svg:height="9.1cm" svg:x="1.5cm" svg:y="2.7cm">
          <draw:text-box>
            <text:p><text:span text:style-name="T3">class human </text:span><text:span text:style-name="T5">extends</text:span><text:span text:style-name="T3"> mammal {</text:span></text:p>
            <text:p><text:span text:style-name="T3"><text:tab/></text:span><text:span text:style-name="T3">String name = ““;</text:span></text:p>
            <text:p><text:span text:style-name="T3">}</text:span></text:p>
            <text:p><text:span text:style-name="T3"/></text:p>
            <text:p><text:span text:style-name="T4">orange: extends Schlüsselwort</text:span></text:p>
          </draw:text-box>
        </draw:frame>
      </draw:page>
      <draw:page draw:name="page3" draw:style-name="dp1" draw:master-page-name="Standard">
        <draw:frame draw:style-name="gr2" draw:text-style-name="P1" draw:layer="layout" svg:width="13.2cm" svg:height="9.1cm" svg:x="4.2cm" svg:y="4cm">
          <draw:text-box>
            <text:p><text:span text:style-name="T1">abstract</text:span> class c {</text:p>
            <text:p/>
            <text:p/>
            <text:p>}</text:p>
            <text:p/>
            <text:p><text:span text:style-name="T4">orange: Klassenmodifikator</text:span></text:p>
          </draw:text-box>
        </draw:frame>
      </draw:page>
      <draw:page draw:name="page4" draw:style-name="dp1" draw:master-page-name="Standard">
        <draw:frame draw:style-name="gr3" draw:text-style-name="P3" draw:layer="layout" svg:width="13.2cm" svg:height="8.194cm" svg:x="1cm" svg:y="1.1cm">
          <draw:text-box>
            <text:p text:style-name="P2"><text:span text:style-name="T1">public class</text:span><text:span text:style-name="T2"> </text:span><text:span text:style-name="T6">c</text:span><text:span text:style-name="T2"> </text:span><text:span text:style-name="T7">{</text:span></text:p>
            <text:p text:style-name="P2"><text:span text:style-name="T7"><text:tab/></text:span><text:span text:style-name="T8">int </text:span><text:span text:style-name="T9">a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b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sum</text:span><text:span text:style-name="T11"> </text:span><text:span text:style-name="T10">=</text:span><text:span text:style-name="T11"> </text:span><text:span text:style-name="T12">0</text:span><text:span text:style-name="T10">;</text:span></text:p>
            <text:p text:style-name="P2"><text:span text:style-name="T13"><text:tab/></text:span><text:span text:style-name="T14">public void</text:span><text:span text:style-name="T2"> </text:span><text:span text:style-name="T15">sumAB</text:span><text:span text:style-name="T16">(){</text:span></text:p>
            <text:p text:style-name="P2"><text:span text:style-name="T2"><text:tab/></text:span><text:span text:style-name="T2"><text:tab/></text:span><text:span text:style-name="T14">this</text:span><text:span text:style-name="T17">.</text:span><text:span text:style-name="T2">sum </text:span><text:span text:style-name="T17">=</text:span><text:span text:style-name="T2"> </text:span><text:span text:style-name="T14">this</text:span><text:span text:style-name="T17">.</text:span><text:span text:style-name="T2">a </text:span><text:span text:style-name="T17">+</text:span><text:span text:style-name="T2"> </text:span><text:span text:style-name="T14">this</text:span><text:span text:style-name="T17">.</text:span><text:span text:style-name="T2">b</text:span><text:span text:style-name="T17">;</text:span></text:p>
            <text:p><text:span text:style-name="T2"><text:tab/></text:span><text:span text:style-name="T16">}</text:span></text:p>
            <text:p><text:span text:style-name="T7">}</text:span></text:p>
            <text:p><text:span text:style-name="T7"/></text:p>
            <text:p><text:span text:style-name="T11">Italic: Variablendefinition und -initialisierung</text:span></text:p>
            <text:p><text:span text:style-name="T16">fett: Methodendefinition</text:span></text:p>
          </draw:text-box>
        </draw:frame>
      </draw:page>
      <draw:page draw:name="page5" draw:style-name="dp1" draw:master-page-name="Standard">
        <draw:frame draw:style-name="gr4" draw:text-style-name="P4" draw:layer="layout" svg:width="13.5cm" svg:height="8.783cm" svg:x="0.9cm" svg:y="1.017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tab/></text:span><text:span text:style-name="T21">String</text:span><text:span text:style-name="T22"> </text:span><text:span text:style-name="T23">lastname</text:span><text:span text:style-name="T22"> </text:span><text:span text:style-name="T24">=</text:span><text:span text:style-name="T22">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29"><text:tab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0">,</text:span><text:span text:style-name="T32">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</text:span><text:span text:style-name="T33">=</text:span><text:span text:style-name="T30"> </text:span><text:span text:style-name="T31">fn</text:span><text:span text:style-name="T30">;</text:span></text:p>
            <text:p><text:span text:style-name="T30"><text:tab/></text:span><text:span text:style-name="T30"><text:tab/></text:span><text:span text:style-name="T29">this</text:span><text:span text:style-name="T30">.</text:span><text:span text:style-name="T31">lastname</text:span><text:span text:style-name="T30"> </text:span><text:span text:style-name="T33">=</text:span><text:span text:style-name="T30"> </text:span><text:span text:style-name="T31">ln</text:span><text:span text:style-name="T30">;</text:span></text:p>
            <text:p><text:span text:style-name="T30"><text:tab/></text:span><text:span text:style-name="T30">}</text:span></text:p>
            <text:p><text:span text:style-name="T30">}</text:span></text:p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tab/></text:span><text:span text:style-name="T26">String</text:span><text:span text:style-name="T20"> fav_colour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34"><text:tab/></text:span><text:span text:style-name="T34">ID</text:span><text:span text:style-name="T35"> </text:span><text:span text:style-name="T36">id</text:span><text:span text:style-name="T35"> </text:span><text:span text:style-name="T37">=</text:span><text:span text:style-name="T35">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><text:span text:style-name="T30">italic: Konstruktor</text:span></text:p>
            <text:p><text:span text:style-name="T40">unterstrichen: Objektdeklaration</text:span></text:p>
          </draw:text-box>
        </draw:frame>
      </draw:page>
      <draw:page draw:name="page6" draw:style-name="dp1" draw:master-page-name="Standard">
        <draw:frame draw:style-name="gr5" draw:text-style-name="P4" draw:layer="layout" svg:width="13.5cm" svg:height="4.083cm" svg:x="1cm" svg:y="5.6cm">
          <draw:text-box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s text:c="2"/></text:span><text:span text:style-name="T26">String</text:span><text:span text:style-name="T20"> fav_colour</text:span><text:span text:style-name="T19"> = </text:span><text:span text:style-name="T28">""</text:span><text:span text:style-name="T19">;</text:span></text:p>
            <text:p><text:span text:style-name="T41"><text:s text:c="2"/></text:span><text:span text:style-name="T34">ID</text:span><text:span text:style-name="T35"> </text:span><text:span text:style-name="T36">id</text:span><text:span text:style-name="T35"> =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 text:style-name="P2"><text:span text:style-name="T42">italic: Konstruktor</text:span></text:p>
            <text:p><text:span text:style-name="T40">unterstrichen: Objektdeklaration</text:span></text:p>
          </draw:text-box>
        </draw:frame>
        <draw:frame draw:style-name="gr6" draw:text-style-name="P5" draw:layer="layout" svg:width="13.5cm" svg:height="4.64cm" svg:x="1cm" svg:y="0.871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s text:c="3"/></text:span><text:span text:style-name="T21">String</text:span><text:span text:style-name="T22"> </text:span><text:span text:style-name="T23">lastname</text:span><text:span text:style-name="T22"> =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= </text:span><text:span text:style-name="T28">""</text:span><text:span text:style-name="T19">;</text:span></text:p>
            <text:p><text:span text:style-name="T29"><text:s text:c="3"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2">,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= </text:span><text:span text:style-name="T31">fn</text:span><text:span text:style-name="T30">;</text:span></text:p>
            <text:p><text:span text:style-name="T29"><text:tab/></text:span><text:span text:style-name="T29">this</text:span><text:span text:style-name="T30">.</text:span><text:span text:style-name="T31">lastname</text:span><text:span text:style-name="T30"> = </text:span><text:span text:style-name="T31">ln</text:span><text:span text:style-name="T30">; </text:span></text:p>
            <text:p><text:span text:style-name="T30"><text:s text:c="3"/></text:span><text:span text:style-name="T30">} </text:span></text:p>
            <text:p><text:span text:style-name="T30">}</text:span></text:p>
          </draw:text-box>
        </draw:frame>
      </draw:page>
      <draw:page draw:name="page7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3">class Person{</text:span></text:p>
            <text:p><text:span text:style-name="T43"><text:s text:c="2"/></text:span><text:span text:style-name="T43">String fav_colour = "";</text:span></text:p>
            <text:p><text:span text:style-name="T44"><text:s text:c="2"/></text:span><text:span text:style-name="T44">ID id = new ID("Tom","Sayver");</text:span></text:p>
            <text:p><text:span text:style-name="T43"/></text:p>
            <text:p><text:span text:style-name="T43"><text:s text:c="2"/></text:span><text:span text:style-name="T43">public changeName(){</text:span></text:p>
            <text:p><text:span text:style-name="T45"><text:tab/></text:span><text:span text:style-name="T46">id</text:span><text:span text:style-name="T45">.</text:span><text:span text:style-name="T46">lastname</text:span><text:span text:style-name="T45"> </text:span><text:span text:style-name="T47">=</text:span><text:span text:style-name="T45"> </text:span><text:span text:style-name="T48">„Miller“</text:span><text:span text:style-name="T45">;</text:span></text:p>
            <text:p><text:span text:style-name="T43"><text:s text:c="2"/></text:span><text:span text:style-name="T43">}</text:span></text:p>
            <text:p><text:span text:style-name="T43">}</text:span></text:p>
            <text:p><text:span text:style-name="T43"/></text:p>
            <text:p><text:span text:style-name="T45">unterstrichen: Zugang zu Klassenvariable(</text:span><text:span text:style-name="T46">lastname</text:span><text:span text:style-name="T45">)</text:span></text:p>
            <text:p><text:span text:style-name="T45"/></text:p>
          </draw:text-box>
        </draw:frame>
      </draw:page>
      <draw:page draw:name="page8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3">public class Person{</text:span></text:p>
            <text:p><text:span text:style-name="T43"><text:s text:c="2"/></text:span><text:span text:style-name="T43">String fav_colour = "";</text:span></text:p>
            <text:p><text:span text:style-name="T44"><text:s text:c="2"/></text:span><text:span text:style-name="T44">ID id = new ID("Tom","Sayver");</text:span></text:p>
            <text:p><text:span text:style-name="T43"/></text:p>
            <text:p><text:span text:style-name="T43"><text:s text:c="2"/></text:span><text:span text:style-name="T43">public changeName(){</text:span></text:p>
            <text:p><text:span text:style-name="T45"><text:tab/></text:span><text:span text:style-name="T46">id</text:span><text:span text:style-name="T45">.</text:span><text:span text:style-name="T46">change_lm</text:span><text:span text:style-name="T45">(</text:span><text:span text:style-name="T48">„Miller“</text:span><text:span text:style-name="T45">);</text:span></text:p>
            <text:p><text:span text:style-name="T43"><text:s text:c="2"/></text:span><text:span text:style-name="T43">}</text:span></text:p>
            <text:p><text:span text:style-name="T43">}</text:span></text:p>
            <text:p><text:span text:style-name="T43"/></text:p>
            <text:p><text:span text:style-name="T49">unterstrichen: Methodenzugang (</text:span><text:span text:style-name="T46">change_lm</text:span><text:span text:style-name="T45">)</text:span></text:p>
            <text:p><text:span text:style-name="T4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30:51.364000000</meta:creation-date>
    <dc:date>2019-05-27T02:52:21.623000000</dc:date>
    <meta:editing-duration>PT1H1M58S</meta:editing-duration>
    <meta:editing-cycles>57</meta:editing-cycles>
    <meta:generator>LibreOffice/6.2.3.2$Windows_X86_64 LibreOffice_project/aecc05fe267cc68dde00352a451aa867b3b546ac</meta:generator>
    <meta:document-statistic meta:object-count="9"/>
  </office:meta>
</office:document-meta>
</file>